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vaza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/00/0000</text:date>, <text:time style:data-style-name="N2" text:time-value="22:34:39.6688331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22:16:15.289097508</meta:creation-date>
    <dc:date>2019-06-16T22:35:22.413542024</dc:date>
    <meta:editing-duration>PT5M19S</meta:editing-duration>
    <meta:editing-cycles>2</meta:editing-cycles>
    <meta:generator>LibreOffice/6.0.7.3$Linux_X86_64 LibreOffice_project/00m0$Build-3</meta:generator>
    <meta:document-statistic meta:table-count="1" meta:cell-count="16" meta:object-count="0"/>
  </office:meta>
</office:document-meta>
</file>